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f777" officeooo:paragraph-rsid="0001f777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1f777" officeooo:paragraph-rsid="0001f777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649a3" officeooo:paragraph-rsid="000649a3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c6a41" officeooo:paragraph-rsid="000c6a41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d33c4" officeooo:paragraph-rsid="000d33c4" style:font-weight-asian="bold" style:font-weight-complex="bold"/>
    </style:style>
    <style:style style:name="P6" style:family="paragraph" style:parent-style-name="Standard">
      <style:text-properties officeooo:rsid="000492f9" officeooo:paragraph-rsid="000492f9"/>
    </style:style>
    <style:style style:name="P7" style:family="paragraph" style:parent-style-name="Standard">
      <style:text-properties style:text-underline-style="none" fo:font-weight="normal" officeooo:rsid="000649a3" officeooo:paragraph-rsid="000649a3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81f4b" officeooo:paragraph-rsid="00081f4b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a0608" officeooo:paragraph-rsid="000a0608" style:font-weight-asian="normal" style:font-weight-complex="normal"/>
    </style:style>
    <style:style style:name="P10" style:family="paragraph" style:parent-style-name="Standard">
      <style:text-properties officeooo:rsid="000b8e58" officeooo:paragraph-rsid="000b8e58"/>
    </style:style>
    <style:style style:name="P11" style:family="paragraph" style:parent-style-name="Standard">
      <style:text-properties officeooo:rsid="000b9ca4" officeooo:paragraph-rsid="000b9ca4"/>
    </style:style>
    <style:style style:name="P12" style:family="paragraph" style:parent-style-name="Standard">
      <style:text-properties officeooo:paragraph-rsid="000b9ca4"/>
    </style:style>
    <style:style style:name="P13" style:family="paragraph" style:parent-style-name="Standard">
      <style:text-properties officeooo:rsid="000c0d72" officeooo:paragraph-rsid="000c0d72"/>
    </style:style>
    <style:style style:name="P14" style:family="paragraph" style:parent-style-name="Text_20_body">
      <style:text-properties style:text-underline-style="none" fo:font-weight="normal" style:font-weight-asian="normal" style:font-weight-complex="normal"/>
    </style:style>
    <style:style style:name="P15" style:family="paragraph" style:parent-style-name="Text_20_body">
      <style:text-properties style:text-underline-style="none" fo:font-weight="normal" officeooo:rsid="0001f777" officeooo:paragraph-rsid="0001f777" style:font-weight-asian="normal" style:font-weight-complex="normal"/>
    </style:style>
    <style:style style:name="P16" style:family="paragraph" style:parent-style-name="Preformatted_20_Text">
      <style:text-properties officeooo:rsid="000492f9" officeooo:paragraph-rsid="000492f9"/>
    </style:style>
    <style:style style:name="P17" style:family="paragraph" style:parent-style-name="Preformatted_20_Text">
      <style:paragraph-properties fo:margin-top="0in" fo:margin-bottom="0.1965in" style:contextual-spacing="false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0d33c4" officeooo:paragraph-rsid="000d33c4" style:font-weight-asian="bold" style:font-weight-complex="bold"/>
    </style:style>
    <style:style style:name="P19" style:family="paragraph" style:parent-style-name="Standard">
      <style:text-properties style:text-underline-style="none" fo:font-weight="normal" officeooo:rsid="000f5997" officeooo:paragraph-rsid="000f5997" style:font-weight-asian="normal" style:font-weight-complex="normal"/>
    </style:style>
    <style:style style:name="T1" style:family="text">
      <style:text-properties officeooo:rsid="000492f9"/>
    </style:style>
    <style:style style:name="T2" style:family="text">
      <style:text-properties officeooo:rsid="000b9ca4"/>
    </style:style>
    <style:style style:name="T3" style:family="text">
      <style:text-properties officeooo:rsid="000c6a41"/>
    </style:style>
    <style:style style:name="T4" style:family="text">
      <style:text-properties officeooo:rsid="000f2f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4">Sacando versiones viejas de Python <text:span text:style-name="T4">(PELIGROSO!)</text:span></text:p>
      <text:p text:style-name="P2"/>
      <text:p text:style-name="P2"/>
      <text:p text:style-name="P15"><text:span text:style-name="T3">$ </text:span>sudo apt-get remove python3.5</text:p>
      <text:p text:style-name="P14"><text:span text:style-name="T3">$ </text:span>sudo apt-get purge python3.5</text:p>
      <text:p text:style-name="P5">OJO QUE PUEDE TENER CONSECUENCIAS CATASTROFICAS SOBRE TODO LO DEMAS.</text:p>
      <text:p text:style-name="P5"/>
      <text:p text:style-name="P5"/>
      <text:p text:style-name="P5"/>
      <text:p text:style-name="P19">“python3” corre la versiòn 3.4</text:p>
      <text:p text:style-name="P19">“python” como está ahora, con el update alternatives, corre la 3.6.</text:p>
      <text:p text:style-name="P19">Luego está el del anaconda.</text:p>
      <text:p text:style-name="P19"/>
      <text:p text:style-name="P5"/>
      <text:p text:style-name="P2"/>
      <text:p text:style-name="P2">Instalación de Python 3.6</text:p>
      <text:p text:style-name="P1"/>
      <text:p text:style-name="P1"/>
      <text:p text:style-name="P6">En Ubuntu 14.04</text:p>
      <text:p text:style-name="P6"/>
      <text:p text:style-name="P16">$ sudo add-apt-repository ppa:deadsnakes/ppa</text:p>
      <text:p text:style-name="Preformatted_20_Text">$ sudo apt-<text:span text:style-name="T1">get</text:span> update</text:p>
      <text:p text:style-name="P17">$ sudo apt-<text:span text:style-name="T1">get</text:span> install python3.6</text:p>
      <text:p text:style-name="P10">$ sudo update-alternatives --install /usr/bin/python python /usr/bin/python3.6 1</text:p>
      <text:p text:style-name="P10">(para configurarlo en el sistema)</text:p>
      <text:p text:style-name="P10"/>
      <text:p text:style-name="P12"><text:span text:style-name="T2">$ </text:span><text:span text:style-name="Source_20_Text">sudo update-alternatives --config python</text:span></text:p>
      <text:p text:style-name="P11"/>
      <text:p text:style-name="P13">Quizás es necesario sacar en el path (.bashrc) el python del Anaconda, para evitar conflictos.</text:p>
      <text:p text:style-name="P10"/>
      <text:p text:style-name="P6"/>
      <text:p text:style-name="P3">Pipenv</text:p>
      <text:p text:style-name="P3"/>
      <text:p text:style-name="P7">$ sudo pip install pipenv</text:p>
      <text:p text:style-name="P7">$ pipenv shell</text:p>
      <text:p text:style-name="P7"/>
      <text:p text:style-name="P8">Puede que lo instale con versión 2.7.</text:p>
      <text:p text:style-name="P8"/>
      <text:p text:style-name="P8">Probando...</text:p>
      <text:p text:style-name="P8"/>
      <text:p text:style-name="P9">$ pipenv –python 3.6</text:p>
      <text:p text:style-name="P9"/>
      <text:p text:style-name="P9">pero está tirando un error.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Bali</meta:initial-creator>
    <meta:creation-date>2019-04-17T09:57:58.074465801</meta:creation-date>
    <dc:date>2019-04-17T10:30:44.252347242</dc:date>
    <dc:creator>Lucas Bali</dc:creator>
    <meta:editing-duration>PT24M9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1" meta:paragraph-count="23" meta:word-count="128" meta:character-count="826" meta:non-whitespace-character-count="723"/>
  </office:meta>
</office:document-meta>
</file>